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column"/>
      <style:text-properties fo:language="en" fo:country="US"/>
    </style:style>
    <style:style style:name="P4" style:family="paragraph" style:parent-style-name="Heading_20_3">
      <style:paragraph-properties fo:break-before="column"/>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Heading_20_2">
      <style:paragraph-properties fo:break-before="page"/>
      <style:text-properties fo:language="en" fo:country="US" officeooo:rsid="00528a0b" officeooo:paragraph-rsid="00528a0b"/>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54ea77"/>
    </style:style>
    <style:style style:name="P12" style:family="paragraph" style:parent-style-name="Exalted">
      <style:text-properties fo:language="en" fo:country="US" officeooo:rsid="0054ea77" officeooo:paragraph-rsid="0054ea77"/>
    </style:style>
    <style:style style:name="P13" style:family="paragraph" style:parent-style-name="Exalted">
      <style:text-properties fo:language="en" fo:country="US" fo:font-weight="bold" officeooo:rsid="00883362" officeooo:paragraph-rsid="00883362" style:font-weight-asian="bold" style:font-weight-complex="bold"/>
    </style:style>
    <style:style style:name="P14" style:family="paragraph" style:parent-style-name="Exalted">
      <style:text-properties fo:language="en" fo:country="US" fo:font-weight="bold" officeooo:rsid="00528a0b" officeooo:paragraph-rsid="00528a0b" style:font-weight-asian="bold" style:font-weight-complex="bold"/>
    </style:style>
    <style:style style:name="P15" style:family="paragraph" style:parent-style-name="Exalted">
      <style:text-properties fo:language="en" fo:country="US" fo:font-weight="normal" officeooo:rsid="00883362" officeooo:paragraph-rsid="0088336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988308" officeooo:paragraph-rsid="00988308"/>
    </style:style>
    <style:style style:name="P29" style:family="paragraph" style:parent-style-name="Exalted">
      <style:text-properties fo:language="en" fo:country="US" officeooo:rsid="00dcabe6" officeooo:paragraph-rsid="00dcabe6"/>
    </style:style>
    <style:style style:name="P30" style:family="paragraph" style:parent-style-name="Exalted">
      <style:text-properties fo:language="en" fo:country="US" officeooo:paragraph-rsid="00dd714a"/>
    </style:style>
    <style:style style:name="P31" style:family="paragraph" style:parent-style-name="Exalted">
      <style:text-properties fo:language="en" fo:country="US" officeooo:rsid="00df190e" officeooo:paragraph-rsid="00df190e"/>
    </style:style>
    <style:style style:name="P32" style:family="paragraph" style:parent-style-name="Exalted">
      <style:text-properties fo:language="en" fo:country="US" officeooo:paragraph-rsid="00130601"/>
    </style:style>
    <style:style style:name="P33" style:family="paragraph" style:parent-style-name="Exalted">
      <style:text-properties fo:language="en" fo:country="US" officeooo:paragraph-rsid="00e56723"/>
    </style:style>
    <style:style style:name="P34" style:family="paragraph" style:parent-style-name="Exalted">
      <style:text-properties fo:language="en" fo:country="US" officeooo:rsid="00e6520b" officeooo:paragraph-rsid="00e6520b"/>
    </style:style>
    <style:style style:name="P35" style:family="paragraph" style:parent-style-name="Exalted">
      <style:text-properties fo:language="en" fo:country="US" officeooo:paragraph-rsid="00e84383"/>
    </style:style>
    <style:style style:name="P36" style:family="paragraph" style:parent-style-name="Exalted">
      <style:text-properties fo:language="en" fo:country="US" officeooo:rsid="00eae583" officeooo:paragraph-rsid="00eae583"/>
    </style:style>
    <style:style style:name="P37"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style:use-window-font-color="true" loext:opacity="0%" style:font-name="Times New Roman" fo:font-size="10pt" fo:language="en" fo:country="US" officeooo:rsid="0070fa70" officeooo:paragraph-rsid="006f0f47"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officeooo:rsid="00a91412" officeooo:paragraph-rsid="00f6681f"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officeooo:rsid="00f6681f" officeooo:paragraph-rsid="00f6681f"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fo:font-weight="normal" officeooo:rsid="00f2ad66" officeooo:paragraph-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3" style:family="paragraph" style:parent-style-name="Exalted">
      <style:text-properties officeooo:paragraph-rsid="0080acb5"/>
    </style:style>
    <style:style style:name="P44" style:family="paragraph" style:parent-style-name="Exalted">
      <style:text-properties officeooo:paragraph-rsid="00a7aa1b"/>
    </style:style>
    <style:style style:name="P45" style:family="paragraph" style:parent-style-name="Exalted">
      <style:text-properties officeooo:paragraph-rsid="00b3e274"/>
    </style:style>
    <style:style style:name="P46" style:family="paragraph" style:parent-style-name="Exalted">
      <style:text-properties officeooo:rsid="00b4c839" officeooo:paragraph-rsid="00b4c839"/>
    </style:style>
    <style:style style:name="P47" style:family="paragraph" style:parent-style-name="Exalted">
      <style:text-properties officeooo:paragraph-rsid="00b95fb3"/>
    </style:style>
    <style:style style:name="P48" style:family="paragraph" style:parent-style-name="Exalted">
      <style:text-properties officeooo:paragraph-rsid="00d8a304"/>
    </style:style>
    <style:style style:name="P49" style:family="paragraph" style:parent-style-name="Exalted">
      <style:text-properties officeooo:paragraph-rsid="00dd714a"/>
    </style:style>
    <style:style style:name="P50" style:family="paragraph" style:parent-style-name="Exalted">
      <style:text-properties officeooo:paragraph-rsid="00e56723"/>
    </style:style>
    <style:style style:name="P51" style:family="paragraph" style:parent-style-name="Exalted">
      <style:text-properties officeooo:paragraph-rsid="00eae583"/>
    </style:style>
    <style:style style:name="P52" style:family="paragraph" style:parent-style-name="Exalted">
      <style:text-properties officeooo:paragraph-rsid="00b22d12"/>
    </style:style>
    <style:style style:name="P53" style:family="paragraph" style:parent-style-name="Exalted">
      <style:text-properties officeooo:paragraph-rsid="00f2ad66"/>
    </style:style>
    <style:style style:name="P54" style:family="paragraph" style:parent-style-name="Exalted">
      <style:text-properties fo:font-weight="normal" officeooo:paragraph-rsid="00f2ad66" style:font-weight-asian="normal" style:font-weight-complex="normal"/>
    </style:style>
    <style:style style:name="P55" style:family="paragraph" style:parent-style-name="Exalted">
      <style:text-properties officeooo:paragraph-rsid="00f72613"/>
    </style:style>
    <style:style style:name="P5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fo:hyphenate="false" fo:hyphenation-remain-char-count="2" fo:hyphenation-push-char-count="2" loext:hyphenation-no-caps="false"/>
    </style:style>
    <style:style style:name="P57"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58" style:family="paragraph" style:parent-style-name="Heading_20_3">
      <style:paragraph-properties fo:margin-top="0in" fo:margin-bottom="0in" style:contextual-spacing="false" fo:line-height="100%"/>
      <style:text-properties style:font-name="Sorts Mill Goudy" fo:language="en" fo:country="US" officeooo:paragraph-rsid="0054ea77" style:font-name-asian="Sorts Mill Goudy1" style:font-name-complex="Sorts Mill Goudy1"/>
    </style:style>
    <style:style style:name="P59"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60" style:family="paragraph" style:parent-style-name="Heading_20_3">
      <style:paragraph-properties fo:margin-top="0in" fo:margin-bottom="0in" style:contextual-spacing="false" fo:line-height="100%"/>
      <style:text-properties fo:language="en" fo:country="US" officeooo:paragraph-rsid="006116c5"/>
    </style:style>
    <style:style style:name="P61" style:family="paragraph" style:parent-style-name="Heading_20_3">
      <style:paragraph-properties fo:margin-top="0in" fo:margin-bottom="0in" style:contextual-spacing="false" fo:line-height="100%"/>
      <style:text-properties fo:language="en" fo:country="US" officeooo:rsid="00e07906" officeooo:paragraph-rsid="00e07906"/>
    </style:style>
    <style:style style:name="P62"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69a269"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64"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65"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66" style:family="paragraph" style:parent-style-name="Heading_20_3">
      <style:text-properties fo:language="en" fo:country="US"/>
    </style:style>
    <style:style style:name="P67" style:family="paragraph" style:parent-style-name="Heading_20_3">
      <style:text-properties fo:language="en" fo:country="US" officeooo:rsid="00883362" officeooo:paragraph-rsid="00883362"/>
    </style:style>
    <style:style style:name="P68" style:family="paragraph" style:parent-style-name="Heading_20_3">
      <style:text-properties fo:language="en" fo:country="US" officeooo:rsid="00528a0b" officeooo:paragraph-rsid="00528a0b"/>
    </style:style>
    <style:style style:name="P69" style:family="paragraph" style:parent-style-name="Heading_20_3">
      <style:text-properties fo:language="en" fo:country="US" officeooo:rsid="00dc9428" officeooo:paragraph-rsid="00dc9428"/>
    </style:style>
    <style:style style:name="P70" style:family="paragraph" style:parent-style-name="Heading_20_3">
      <style:text-properties fo:language="en" fo:country="US" officeooo:paragraph-rsid="00dd714a"/>
    </style:style>
    <style:style style:name="P71" style:family="paragraph" style:parent-style-name="Heading_20_3">
      <style:text-properties fo:language="en" fo:country="US" officeooo:paragraph-rsid="00e84383"/>
    </style:style>
    <style:style style:name="P72"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73"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74"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75"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76"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78"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79"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80" style:family="paragraph" style:parent-style-name="Heading_20_3">
      <style:text-properties fo:color="#3d85c6" loext:opacity="100%" style:font-name="Goudy" fo:font-size="12pt" fo:language="en" fo:country="US" officeooo:rsid="00f2ad66" officeooo:paragraph-rsid="00f2ad66" style:letter-kerning="false" style:font-name-asian="Modern Antiqua1" style:font-size-asian="12pt" style:language-asian="zh" style:country-asian="CN" style:font-name-complex="Modern Antiqua1" style:font-size-complex="12pt" style:language-complex="hi" style:country-complex="IN"/>
    </style:style>
    <style:style style:name="P81" style:family="paragraph" style:parent-style-name="Heading_20_3">
      <style:text-properties fo:color="#3d85c6" loext:opacity="100%" style:font-name="Goudy" fo:font-size="12pt" fo:language="en" fo:country="US" officeooo:rsid="00f585e9" officeooo:paragraph-rsid="00f6681f" style:letter-kerning="false" style:font-name-asian="Modern Antiqua1" style:font-size-asian="12pt" style:language-asian="zh" style:country-asian="CN" style:font-name-complex="Modern Antiqua1" style:font-size-complex="12pt" style:language-complex="hi" style:country-complex="IN"/>
    </style:style>
    <style:style style:name="P82"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83" style:family="paragraph" style:parent-style-name="Heading_20_3">
      <style:text-properties officeooo:paragraph-rsid="00b3e274"/>
    </style:style>
    <style:style style:name="P84" style:family="paragraph" style:parent-style-name="Heading_20_3">
      <style:text-properties style:use-window-font-color="true" loext:opacity="0%" style:font-name="Times New Roman" fo:font-size="10pt" fo:language="en" fo:country="US" officeooo:rsid="00f6681f" officeooo:paragraph-rsid="00f585e9"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Heading_20_2">
      <style:text-properties fo:language="en" fo:country="US"/>
    </style:style>
    <style:style style:name="P86" style:family="paragraph" style:parent-style-name="Heading_20_2">
      <style:paragraph-properties fo:break-before="page"/>
      <style:text-properties fo:language="en" fo:country="US" officeooo:rsid="00988308" officeooo:paragraph-rsid="00988308"/>
    </style:style>
    <style:style style:name="P87"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88"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Exalted">
      <style:text-properties officeooo:paragraph-rsid="00fb6d87"/>
    </style:style>
    <style:style style:name="P90" style:family="paragraph" style:parent-style-name="Heading_20_10">
      <style:paragraph-properties fo:break-before="column"/>
      <style:text-properties fo:language="en" fo:country="US"/>
    </style:style>
    <style:style style:name="P91" style:family="paragraph" style:parent-style-name="Heading_20_10">
      <style:paragraph-properties fo:break-before="column"/>
      <style:text-properties fo:language="en" fo:country="US" fo:font-weight="normal" style:font-weight-asian="normal" style:font-weight-complex="normal"/>
    </style:style>
    <style:style style:name="P92" style:family="paragraph" style:parent-style-name="Heading_20_10">
      <style:paragraph-properties fo:break-before="column"/>
      <style:text-properties fo:language="en" fo:country="US" officeooo:rsid="00b35a02" officeooo:paragraph-rsid="00d5947e"/>
    </style:style>
    <style:style style:name="P93" style:family="paragraph" style:parent-style-name="Heading_20_3">
      <style:text-properties fo:color="#3d85c6" loext:opacity="100%" style:font-name="Goudy" fo:font-size="12pt" fo:language="en" fo:country="US" officeooo:rsid="00fb6d87" officeooo:paragraph-rsid="00fb6d87"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officeooo:rsid="0005e7c5"/>
    </style:style>
    <style:style style:name="T4" style:family="text">
      <style:text-properties style:use-window-font-color="true" loext:opacity="0%" style:font-name="Times New Roman" fo:font-size="10pt" officeooo:rsid="0050502c"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3be85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404fd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b3e27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b4c83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b3e2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73"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4"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5"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6"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7"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8"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79" style:family="text">
      <style:text-properties officeooo:rsid="000a081d"/>
    </style:style>
    <style:style style:name="T80" style:family="text">
      <style:text-properties officeooo:rsid="000b92e8"/>
    </style:style>
    <style:style style:name="T81" style:family="text">
      <style:text-properties officeooo:rsid="000c6e11"/>
    </style:style>
    <style:style style:name="T82" style:family="text">
      <style:text-properties fo:font-weight="normal" style:font-weight-asian="normal" style:font-weight-complex="normal"/>
    </style:style>
    <style:style style:name="T83" style:family="text">
      <style:text-properties fo:font-weight="normal" officeooo:rsid="000c6e11" style:font-weight-asian="normal" style:font-weight-complex="normal"/>
    </style:style>
    <style:style style:name="T84" style:family="text">
      <style:text-properties fo:font-weight="normal" officeooo:rsid="005e0599" style:font-weight-asian="normal" style:font-weight-complex="normal"/>
    </style:style>
    <style:style style:name="T85" style:family="text">
      <style:text-properties fo:font-weight="normal" officeooo:rsid="006116c5" style:font-weight-asian="normal" style:font-weight-complex="normal"/>
    </style:style>
    <style:style style:name="T86" style:family="text">
      <style:text-properties fo:font-weight="normal" officeooo:rsid="00618e92" style:font-weight-asian="normal" style:font-weight-complex="normal"/>
    </style:style>
    <style:style style:name="T87" style:family="text">
      <style:text-properties fo:font-weight="normal" officeooo:rsid="00678d5b" style:font-weight-asian="normal" style:font-weight-complex="normal"/>
    </style:style>
    <style:style style:name="T88" style:family="text">
      <style:text-properties fo:font-weight="normal" officeooo:rsid="008a19e3" style:font-weight-asian="normal" style:font-weight-complex="normal"/>
    </style:style>
    <style:style style:name="T89" style:family="text">
      <style:text-properties fo:font-weight="normal" officeooo:rsid="003b1229" style:font-weight-asian="normal" style:font-weight-complex="normal"/>
    </style:style>
    <style:style style:name="T90" style:family="text">
      <style:text-properties fo:font-weight="normal" officeooo:rsid="00396b05" style:font-weight-asian="normal" style:font-weight-complex="normal"/>
    </style:style>
    <style:style style:name="T91" style:family="text">
      <style:text-properties fo:font-weight="normal" officeooo:rsid="00e07906" style:font-weight-asian="normal" style:font-weight-complex="normal"/>
    </style:style>
    <style:style style:name="T92" style:family="text">
      <style:text-properties fo:font-weight="normal" officeooo:rsid="00aef121" style:font-weight-asian="normal" style:font-weight-complex="normal"/>
    </style:style>
    <style:style style:name="T93" style:family="text">
      <style:text-properties fo:font-weight="normal" officeooo:rsid="001d23d3" style:font-weight-asian="normal" style:font-weight-complex="normal"/>
    </style:style>
    <style:style style:name="T94" style:family="text">
      <style:text-properties officeooo:rsid="00122021"/>
    </style:style>
    <style:style style:name="T95" style:family="text">
      <style:text-properties officeooo:rsid="002f4bd6"/>
    </style:style>
    <style:style style:name="T96" style:family="text">
      <style:text-properties officeooo:rsid="003287ec"/>
    </style:style>
    <style:style style:name="T97" style:family="text">
      <style:text-properties officeooo:rsid="00528a0b"/>
    </style:style>
    <style:style style:name="T98" style:family="text">
      <style:text-properties officeooo:rsid="0054583d"/>
    </style:style>
    <style:style style:name="T99" style:family="text">
      <style:text-properties officeooo:rsid="0054ea77"/>
    </style:style>
    <style:style style:name="T100" style:family="text">
      <style:text-properties officeooo:rsid="00586657"/>
    </style:style>
    <style:style style:name="T101" style:family="text">
      <style:text-properties officeooo:rsid="005d607f"/>
    </style:style>
    <style:style style:name="T102" style:family="text">
      <style:text-properties style:font-name="Sorts Mill Goudy" style:font-name-asian="Sorts Mill Goudy1" style:font-name-complex="Sorts Mill Goudy1"/>
    </style:style>
    <style:style style:name="T103" style:family="text">
      <style:text-properties officeooo:rsid="006116c5"/>
    </style:style>
    <style:style style:name="T104"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105"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106"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107" style:family="text">
      <style:text-properties fo:color="#3d85c6" loext:opacity="100%" style:font-name="Goudy" fo:font-size="12pt" fo:language="en" fo:country="US" officeooo:rsid="00b3e274" style:letter-kerning="false" style:font-name-asian="Modern Antiqua1" style:font-size-asian="12pt" style:language-asian="zh" style:country-asian="CN" style:font-name-complex="Modern Antiqua1" style:font-size-complex="12pt" style:language-complex="hi" style:country-complex="IN"/>
    </style:style>
    <style:style style:name="T108" style:family="text">
      <style:text-properties fo:color="#3d85c6" loext:opacity="100%" style:font-name="Goudy" fo:font-size="12pt" fo:language="en" fo:country="US" officeooo:rsid="00b67624" style:letter-kerning="false" style:font-name-asian="Modern Antiqua1" style:font-size-asian="12pt" style:language-asian="zh" style:country-asian="CN" style:font-name-complex="Modern Antiqua1" style:font-size-complex="12pt" style:language-complex="hi" style:country-complex="IN"/>
    </style:style>
    <style:style style:name="T109" style:family="text">
      <style:text-properties officeooo:rsid="006595d7"/>
    </style:style>
    <style:style style:name="T110" style:family="text">
      <style:text-properties officeooo:rsid="0067e937"/>
    </style:style>
    <style:style style:name="T111" style:family="text">
      <style:text-properties officeooo:rsid="007903c6"/>
    </style:style>
    <style:style style:name="T112" style:family="text">
      <style:text-properties officeooo:rsid="007bd215"/>
    </style:style>
    <style:style style:name="T113" style:family="text">
      <style:text-properties officeooo:rsid="007da857"/>
    </style:style>
    <style:style style:name="T114" style:family="text">
      <style:text-properties officeooo:rsid="007e85d3"/>
    </style:style>
    <style:style style:name="T115" style:family="text">
      <style:text-properties officeooo:rsid="007fb53c"/>
    </style:style>
    <style:style style:name="T116" style:family="text">
      <style:text-properties officeooo:rsid="008322a7"/>
    </style:style>
    <style:style style:name="T117" style:family="text">
      <style:text-properties officeooo:rsid="00883362"/>
    </style:style>
    <style:style style:name="T118" style:family="text">
      <style:text-properties officeooo:rsid="008a34f1"/>
    </style:style>
    <style:style style:name="T119" style:family="text">
      <style:text-properties officeooo:rsid="008c1238"/>
    </style:style>
    <style:style style:name="T120" style:family="text">
      <style:text-properties officeooo:rsid="008d7721"/>
    </style:style>
    <style:style style:name="T121" style:family="text">
      <style:text-properties officeooo:rsid="008e806d"/>
    </style:style>
    <style:style style:name="T122" style:family="text">
      <style:text-properties officeooo:rsid="008f3d21"/>
    </style:style>
    <style:style style:name="T123" style:family="text">
      <style:text-properties officeooo:rsid="00399e15"/>
    </style:style>
    <style:style style:name="T124" style:family="text">
      <style:text-properties officeooo:rsid="0090f9a1"/>
    </style:style>
    <style:style style:name="T125" style:family="text">
      <style:text-properties officeooo:rsid="00931e18"/>
    </style:style>
    <style:style style:name="T126" style:family="text">
      <style:text-properties officeooo:rsid="00968036"/>
    </style:style>
    <style:style style:name="T127" style:family="text">
      <style:text-properties officeooo:rsid="00971edc"/>
    </style:style>
    <style:style style:name="T128" style:family="text">
      <style:text-properties fo:font-style="italic" style:font-style-asian="italic" style:font-style-complex="italic"/>
    </style:style>
    <style:style style:name="T129" style:family="text">
      <style:text-properties fo:language="en" fo:country="US"/>
    </style:style>
    <style:style style:name="T130" style:family="text">
      <style:text-properties fo:language="en" fo:country="US" fo:font-weight="bold" style:font-weight-asian="bold"/>
    </style:style>
    <style:style style:name="T131" style:family="text">
      <style:text-properties fo:language="en" fo:country="US" fo:font-weight="bold" officeooo:rsid="00988308" style:font-weight-asian="bold"/>
    </style:style>
    <style:style style:name="T132" style:family="text">
      <style:text-properties fo:language="en" fo:country="US" fo:font-weight="bold" officeooo:rsid="00b35a02" style:font-weight-asian="bold"/>
    </style:style>
    <style:style style:name="T133" style:family="text">
      <style:text-properties fo:language="en" fo:country="US" fo:font-weight="normal" officeooo:rsid="00aef121" style:font-weight-asian="normal" style:font-weight-complex="normal"/>
    </style:style>
    <style:style style:name="T134" style:family="text">
      <style:text-properties fo:language="en" fo:country="US" fo:font-weight="normal" officeooo:rsid="00b82660" style:font-weight-asian="normal" style:font-weight-complex="normal"/>
    </style:style>
    <style:style style:name="T135" style:family="text">
      <style:text-properties fo:language="en" fo:country="US" fo:font-weight="normal" officeooo:rsid="00d959be" style:font-weight-asian="normal" style:font-weight-complex="normal"/>
    </style:style>
    <style:style style:name="T136" style:family="text">
      <style:text-properties fo:language="en" fo:country="US" fo:font-weight="normal" officeooo:rsid="00eae583" style:font-weight-asian="normal" style:font-weight-complex="normal"/>
    </style:style>
    <style:style style:name="T137" style:family="text">
      <style:text-properties fo:language="en" fo:country="US" officeooo:rsid="00b22d12"/>
    </style:style>
    <style:style style:name="T138" style:family="text">
      <style:text-properties fo:language="en" fo:country="US" officeooo:rsid="00b35a02"/>
    </style:style>
    <style:style style:name="T139" style:family="text">
      <style:text-properties fo:language="en" fo:country="US" officeooo:rsid="007bd215"/>
    </style:style>
    <style:style style:name="T140" style:family="text">
      <style:text-properties fo:language="en" fo:country="US" officeooo:rsid="0059458d"/>
    </style:style>
    <style:style style:name="T141" style:family="text">
      <style:text-properties fo:language="en" fo:country="US" officeooo:rsid="00988308"/>
    </style:style>
    <style:style style:name="T142" style:family="text">
      <style:text-properties fo:language="en" fo:country="US" officeooo:rsid="003b1229"/>
    </style:style>
    <style:style style:name="T143" style:family="text">
      <style:text-properties fo:language="en" fo:country="US" officeooo:rsid="00913f5a"/>
    </style:style>
    <style:style style:name="T144" style:family="text">
      <style:text-properties fo:language="en" fo:country="US" officeooo:rsid="0091e4e5"/>
    </style:style>
    <style:style style:name="T145" style:family="text">
      <style:text-properties fo:language="en" fo:country="US" officeooo:rsid="00eae583"/>
    </style:style>
    <style:style style:name="T146" style:family="text">
      <style:text-properties fo:language="en" fo:country="US" officeooo:rsid="00ee1fb3"/>
    </style:style>
    <style:style style:name="T147" style:family="text">
      <style:text-properties fo:language="en" fo:country="US" officeooo:rsid="003f08c1"/>
    </style:style>
    <style:style style:name="T148" style:family="text">
      <style:text-properties fo:language="en" fo:country="US" officeooo:rsid="003d3ac5"/>
    </style:style>
    <style:style style:name="T149" style:family="text">
      <style:text-properties fo:language="en" fo:country="US" officeooo:rsid="003f35bc"/>
    </style:style>
    <style:style style:name="T150" style:family="text">
      <style:text-properties fo:language="en" fo:country="US" officeooo:rsid="00f2ad66"/>
    </style:style>
    <style:style style:name="T151" style:family="text">
      <style:text-properties officeooo:rsid="00b67624"/>
    </style:style>
    <style:style style:name="T152" style:family="text">
      <style:text-properties officeooo:rsid="00bf88c7"/>
    </style:style>
    <style:style style:name="T153" style:family="text">
      <style:text-properties officeooo:rsid="00c3117a"/>
    </style:style>
    <style:style style:name="T154" style:family="text">
      <style:text-properties officeooo:rsid="00e31436"/>
    </style:style>
    <style:style style:name="T155" style:family="text">
      <style:text-properties officeooo:rsid="00e501a9"/>
    </style:style>
    <style:style style:name="T156" style:family="text">
      <style:text-properties officeooo:rsid="00e07906"/>
    </style:style>
    <style:style style:name="T157" style:family="text">
      <style:text-properties officeooo:rsid="00e6a454"/>
    </style:style>
    <style:style style:name="T158" style:family="text">
      <style:text-properties officeooo:rsid="00afd163"/>
    </style:style>
    <style:style style:name="T159" style:family="text">
      <style:text-properties officeooo:rsid="00ea2286"/>
    </style:style>
    <style:style style:name="T160" style:family="text">
      <style:text-properties officeooo:rsid="00ed9652"/>
    </style:style>
    <style:style style:name="T161" style:family="text">
      <style:text-properties officeooo:rsid="00ae1f0a"/>
    </style:style>
    <style:style style:name="T162" style:family="text">
      <style:text-properties fo:font-style="normal" style:font-style-asian="normal" style:font-style-complex="normal"/>
    </style:style>
    <style:style style:name="T163" style:family="text">
      <style:text-properties fo:font-style="normal" officeooo:rsid="00f9b783" style:font-style-asian="normal" style:font-style-complex="normal"/>
    </style:style>
    <style:style style:name="T164" style:family="text">
      <style:text-properties officeooo:rsid="00f8a915"/>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3" text:outline-level="2">Global</text:h>
        <text:h text:style-name="P57" text:outline-level="3">There is No Wind</text:h>
        <text:p text:style-name="P10"><text:span text:style-name="T1">Cost: </text:span>1m; <text:line-break/><text:span text:style-name="T2">Type: </text:span>Supplemental (Ranged Attack)<text:line-break/><text:span text:style-name="T1">Mins: <text:s/></text:span>(Ranged Ability) 1</text:p>
        <text:p text:style-name="P10">When using a ranged attack, reduce up to (Essence) dice of Disadvantages caused by non-visual conditions such as high winds, storms, sleet, and other similar Environmental Effects.</text:p>
        <text:h text:style-name="P58" text:outline-level="3">Dragonfly Finds Mate</text:h>
        <text:p text:style-name="P11"><text:span text:style-name="T1">Cost: --</text:span><text:line-break/><text:span text:style-name="T1">Type: </text:span><text:span text:style-name="T4">Permanent</text:span><text:line-break/><text:span text:style-name="T1">Mins: </text:span><text:s/><text:span text:style-name="T5">(Ranged Ability)</text:span> <text:span text:style-name="T99">3</text:span></text:p>
        <text:p text:style-name="P12">The Exalt lets loose their weapon, knocking incoming projectiles out of the sky.</text:p>
        <text:p text:style-name="P11"><text:span text:style-name="T97">Against any Ranged attack, </text:span><text:span text:style-name="T98">you may d</text:span><text:span text:style-name="T97">efine DV as (Dexterity + Archery)/2. </text:span><text:span text:style-name="T99">This may be used to Defend Others who are within Medium Range.</text:span></text:p>
        <text:h text:style-name="P5" text:outline-level="2">Archery</text:h>
        <text:h text:style-name="P66" text:outline-level="3">Flashing Vengeance Draw<text:tab/></text:h>
        <text:p text:style-name="P10"><text:span text:style-name="T1">Cost: </text:span><text:span text:style-name="T85">3</text:span>m, <text:span text:style-name="T3">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6">Maneuver.</text:span></text:p>
        <text:h text:style-name="P67" text:outline-level="3">Aimed Shot</text:h>
        <text:p text:style-name="P13">Cost:<text:span text:style-name="T82"> </text:span><text:span text:style-name="T88">3</text:span><text:span text:style-name="T82">m<text:line-break/></text:span>Type: <text:span text:style-name="T82">Supplemental<text:line-break/></text:span>Mins:<text:span text:style-name="T82"> Archery 1</text:span></text:p>
        <text:p text:style-name="P15">The Archer holds their shot still, increasing their Accuracy by (Essence) Dice.</text:p>
        <text:h text:style-name="P57" text:outline-level="3">Forceful Arrow<text:span text:style-name="T117">s</text:span><text:tab/></text:h>
        <text:p text:style-name="P10"><text:span text:style-name="T1">Cost: </text:span><text:span text:style-name="T85">2</text:span>m<text:line-break/><text:span text:style-name="T1">Type: </text:span>Supplemental<text:line-break/><text:span text:style-name="T1">Mins: </text:span>Archery 2</text:p>
        <text:p text:style-name="P10"><text:span text:style-name="T7">On </text:span><text:span text:style-name="T8">a successful </text:span><text:span text:style-name="T9">h</text:span><text:span text:style-name="T10">it,</text:span> the target <text:span text:style-name="T80">is</text:span> knocked back one Range Band from the Archer.</text:p>
        <text:p text:style-name="P10">Alternatively, the Exalt may choose to knock themselves backwards <text:span text:style-name="T79">from their target </text:span><text:span text:style-name="T103">by </text:span>one Range Band.</text:p>
        <text:h text:style-name="P60" text:outline-level="3"><text:span text:style-name="T104">Hunter’s Swift Answer</text:span><text:span text:style-name="T102"><text:tab/></text:span></text:h>
        <text:p text:style-name="P17"><text:span text:style-name="T1">Cost: </text:span><text:span text:style-name="T86">2</text:span>m<text:line-break/><text:span text:style-name="T1">Type: </text:span><text:span text:style-name="T11">Reflexive</text:span><text:line-break/><text:span text:style-name="T1">Mins: </text:span>Archery 2</text:p>
        <text:p text:style-name="P37">After Successfully disengaging, the Archer fires a returning blow on their pursuer, causing them to lose 3 Impulse.</text:p>
        <text:h text:style-name="P57" text:outline-level="3">Flying Anchor</text:h>
        <text:p text:style-name="P10"><text:span text:style-name="T1">Cost: </text:span><text:span text:style-name="T84">2</text:span>m<text:line-break/><text:span text:style-name="T1">Type: </text:span><text:span text:style-name="T12">Supplemental</text:span><text:line-break/><text:span text:style-name="T1">Mins: </text:span>Archery 3</text:p>
        <text:p text:style-name="P18"><text:span text:style-name="T94">On </text:span><text:span text:style-name="T96">H</text:span><text:span text:style-name="T95">it,</text:span><text:span text:style-name="T12"> the target becomes pinned, </text:span><text:span text:style-name="T13">unable to move from their location for one Round.</text:span></text:p>
        <text:h text:style-name="P59" text:outline-level="3">Arrow Storm Technique</text:h>
        <text:p text:style-name="P19"><text:span text:style-name="T1">Cost: </text:span><text:span text:style-name="T83">3</text:span>m, <text:span text:style-name="T81">1</text:span>i<text:line-break/><text:span text:style-name="T1">Type: </text:span>Supplemental (Attack)<text:line-break/><text:span text:style-name="T1">Mins: </text:span>Archery 3</text:p>
        <text:p text:style-name="P19"><text:span text:style-name="T13">The Exalt buries an area with a flurry of arrows, </text:span><text:span text:style-name="T14">making sure that at least one will hit. Their attack targets Soak instead of DV.</text:span></text:p>
        <text:h text:style-name="P90" text:outline-level="10">Greater Charms</text:h>
        <text:h text:style-name="P66" text:outline-level="3">Accuracy Without Distance</text:h>
        <text:p text:style-name="P10"><text:span text:style-name="T1">Cost: --<text:line-break/>Type: </text:span>Permanent <text:line-break/><text:span text:style-name="T1">Mins: </text:span>Archery 4</text:p>
        <text:p text:style-name="P10">The Exalts Archery attacks <text:span text:style-name="T160">know no bounds</text:span>. <text:span text:style-name="T15">They may now attack at Long Range, and at Melee Range for no penalty.</text:span></text:p>
        <text:p text:style-name="P10"/>
        <text:h text:style-name="P5" text:outline-level="2">Athletics</text:h>
        <text:h text:style-name="P66"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6">thin wires</text:span>.</text:p>
        <text:h text:style-name="P57" text:outline-level="3">Soaring Leap</text:h>
        <text:p text:style-name="P10"><text:span text:style-name="T1">Cost: </text:span><text:span text:style-name="T87">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7">a single story</text:span> <text:span text:style-name="T155">vertically or horizontally </text:span>in one bound, <text:span text:style-name="T110">and may continue to vault upwards if there is some surface firm enough for their force.</text:span></text:p>
        <text:p text:style-name="P20"><text:span text:style-name="T110">In addition, Exalts do not take</text:span> fall damage <text:span text:style-name="T17">from such leaps, nor from descending from all but the tallest of buildings.</text:span></text:p>
        <text:h text:style-name="P57"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32">In combat, <text:span text:style-name="T109">the character can Dash without Impulse cost or DV penalty.</text:span></text:p>
        <text:h text:style-name="P64" text:outline-level="3">Flashing Anticipation</text:h>
        <text:p text:style-name="P50"><text:span text:style-name="T130">Cost: --</text:span><text:span text:style-name="T129"><text:line-break/></text:span><text:span text:style-name="T130">Type: </text:span><text:span text:style-name="T51">Permanent</text:span><text:span text:style-name="T129"><text:line-break/></text:span><text:span text:style-name="T130">Mins: </text:span><text:span text:style-name="T129">Athletics 3</text:span></text:p>
        <text:p text:style-name="P34">The Exalt adds <text:span text:style-name="T157">+</text:span>(Essence) to their Initiative.</text:p>
        <text:h text:style-name="P90" text:outline-level="10">Greater Charms</text:h>
        <text:h text:style-name="P57"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154">a</text:span> horizontal surfaces, such as bridges or roofs, so long as they continue to run. </text:p>
        <text:h text:style-name="P63" text:outline-level="3">Rolling with the Punches.</text:h>
        <text:p text:style-name="P33"><text:span text:style-name="T1">Cost: </text:span><text:span text:style-name="T91">(3m per Dmg.)</text:span><text:line-break/><text:span text:style-name="T1">Type: </text:span><text:span text:style-name="T28">Reflexive</text:span><text:line-break/><text:span text:style-name="T1">Mins: </text:span>Athletics <text:span text:style-name="T156">5</text:span></text:p>
        <text:p text:style-name="P65">For every 3 motes spent, reduce incoming damage by 1 point, with no more than (Essence) damage reduced per single attack.</text:p>
        <text:h text:style-name="P61" text:outline-level="3"/>
        <text:h text:style-name="P62" text:outline-level="3"/>
        <text:p text:style-name="P38"/>
        <text:h text:style-name="P5" text:outline-level="2">Awareness</text:h>
        <text:h text:style-name="P66" text:outline-level="3">Sight Without Eyes</text:h>
        <text:p text:style-name="P10"><text:span text:style-name="T1">Cost:</text:span> 2m<text:line-break/><text:span text:style-name="T1">Type: </text:span>Reflexive; Scene<text:line-break/><text:span text:style-name="T1">Mins</text:span>: Awareness 1</text:p>
        <text:p text:style-name="P10">Reduce any disadvantage from visual conditions such as smoke, fog, and darkness by up to (Essence) dice.</text:p>
        <text:h text:style-name="P66" text:outline-level="3">Awakening Eye</text:h>
        <text:p text:style-name="P10"><text:span text:style-name="T1">Cost:</text:span> 3m<text:line-break/><text:span text:style-name="T1">Type: </text:span>Reflexive<text:line-break/><text:span text:style-name="T1">Mins</text:span>: Awareness 2</text:p>
        <text:p text:style-name="P10">Re-roll a<text:span text:style-name="T18">n Initiati</text:span><text:span text:style-name="T19">v</text:span><text:span text:style-name="T18">e</text:span> Roll, taking the preferred result. This may only be done once <text:span text:style-name="T159">per combat</text:span>.</text:p>
        <text:h text:style-name="P66" text:outline-level="3">Uncanny Perception Technique</text:h>
        <text:p text:style-name="P10"><text:span text:style-name="T1">Cost: --<text:line-break/>Type: </text:span>Permanent<text:line-break/><text:span text:style-name="T1">Mins: </text:span>Awareness 2</text:p>
        <text:p text:style-name="Exalted"><text:span text:style-name="T129">The presence of dematerialized, intangible, or otherwise spectral creatures may be </text:span><text:span text:style-name="T32">native</text:span><text:span text:style-name="T33">ly</text:span><text:span text:style-name="T129">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66"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0">never suffers from the ill effects of an Ambush Round.</text:span></text:p>
        <text:h text:style-name="P71" text:outline-level="3">Inner Eye Focus</text:h>
        <text:p text:style-name="P35"><text:span text:style-name="T1">Cost: </text:span>4m<text:line-break/><text:span text:style-name="T1">Type: </text:span>Reflexive<text:line-break/><text:span text:style-name="T1">Mins: </text:span>Awareness 4</text:p>
        <text:p text:style-name="P35">Re-roll an Awareness Roll, taking the preferred result. This may only be done once <text:span text:style-name="T158">per action</text:span>.</text:p>
        <text:h text:style-name="P90" text:outline-level="10">Greater Charms</text:h>
        <text:h text:style-name="P66" text:outline-level="3">Sense-Destroying Method</text:h>
        <text:p text:style-name="P21"><text:span text:style-name="T1">Cost: </text:span>6m<text:line-break/><text:span text:style-name="T1">Type: </text:span><text:span text:style-name="T29">Simple</text:span><text:line-break/><text:span text:style-name="T1">Mins: </text:span>Awareness 4</text:p>
        <text:p text:style-name="Exalted"><text:span text:style-name="T129">On touching a target, and by successfully rolling (</text:span><text:span text:style-name="T50">Wits</text:span><text:span text:style-name="T129"> + Awareness) vs the target’s (Stamina + Physique), the Exalt can destroy one of the classical five senses at their choice. Only one sense of a target may be destroyed in a particular scene.</text:span></text:p>
        <text:p text:style-name="P10">Undoing this destruction is a Medicine Project of at least 10 PR. Most targets will not have this luxury.</text:p>
        <text:h text:style-name="P79" text:outline-level="3">Watchful Justicar’s Eye</text:h>
        <text:p text:style-name="P51"><text:span text:style-name="T130">Cost: </text:span><text:span text:style-name="T136">4m</text:span><text:span text:style-name="T129"><text:line-break/></text:span><text:span text:style-name="T130">Type: </text:span><text:span text:style-name="T52">Simple</text:span><text:span text:style-name="T129">; </text:span><text:span text:style-name="T145">Scene</text:span><text:span text:style-name="T129"><text:line-break/></text:span><text:span text:style-name="T130">Mins: </text:span><text:span text:style-name="T129">Awareness 4</text:span></text:p>
        <text:p text:style-name="P36">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0"/>
        <text:h text:style-name="P5" text:outline-level="2">Brawl</text:h>
        <text:h text:style-name="P66" text:outline-level="3">Ox-Stunning Blow</text:h>
        <text:p text:style-name="P10"><text:span text:style-name="T1">Cost:</text:span> <text:span text:style-name="T114">3</text:span>m<text:line-break/><text:span text:style-name="T1">Type: </text:span>Supplemental<text:line-break/><text:span text:style-name="T1">Mins</text:span>: Brawl 1</text:p>
        <text:p text:style-name="Exalted"><text:span text:style-name="T46">On </text:span><text:span text:style-name="T47">a Brawl </text:span><text:span text:style-name="T48">Attack </text:span><text:span text:style-name="T47">Maneuver higher than the target’s Soak</text:span><text:span text:style-name="T129">, remove </text:span><text:span text:style-name="T139">2</text:span><text:span text:style-name="T140"> + </text:span><text:span text:style-name="T129">(Essence) Impulse from the target.</text:span></text:p>
        <text:h text:style-name="P66" text:outline-level="3">Sledgehammer Strike</text:h>
        <text:p text:style-name="P10"><text:span text:style-name="T1">Cost:</text:span> 4m<text:line-break/><text:span text:style-name="T1">Type: </text:span>Supplemental<text:line-break/><text:span text:style-name="T1">Mins</text:span>: Brawl 2</text:p>
        <text:p text:style-name="P10"><text:span text:style-name="T21">On Feats of Strength,</text:span> <text:span text:style-name="T101">such as breaking through walls or destroying scenery, </text:span>add (Essence)<text:span text:style-name="T100">x2</text:span> dice.</text:p>
        <text:p text:style-name="Exalted"><text:span text:style-name="T54">Additionally, </text:span><text:span text:style-name="T55">a</text:span><text:span text:style-name="T146"> </text:span><text:span text:style-name="T147">Decisive Strikes</text:span><text:span text:style-name="T148"> a</text:span><text:span text:style-name="T129">gainst animate beings (such as Earth elementals and golems), add (Essence) dice to </text:span><text:span text:style-name="T53">the Damage Roll</text:span><text:span text:style-name="T149">.</text:span></text:p>
        <text:h text:style-name="P72" text:outline-level="3">Force-Delivering Blow</text:h>
        <text:p text:style-name="P22"><text:span text:style-name="T1">Cost:</text:span> <text:span text:style-name="T111">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73" text:outline-level="3">Foe-Toppling Maneuver</text:h>
        <text:p text:style-name="P24"><text:span text:style-name="T1">Cost:</text:span> <text:span text:style-name="T113">3</text:span>m<text:line-break/><text:span text:style-name="T1">Type: </text:span>Supplemental<text:line-break/><text:span text:style-name="T1">Mins</text:span>: Brawl <text:span text:style-name="T112">3</text:span></text:p>
        <text:p text:style-name="P25"><text:span text:style-name="T111">On a successful Decisive Brawl Attack, </text:span><text:span text:style-name="T152">or a Brawl </text:span><text:span text:style-name="T153">Attack</text:span><text:span text:style-name="T152"> Maneuver that exceeds the target’s DV, </text:span><text:span text:style-name="T112">destabilize their movements and footing causing them to be stunned and remove </text:span><text:span text:style-name="T22">4 Dice from the </text:span><text:span text:style-name="T23">next action.</text:span></text:p>
        <text:h text:style-name="P91" text:outline-level="10">Greater Charms</text:h>
        <text:h text:style-name="P5" text:outline-level="2">Craft</text:h>
        <text:h text:style-name="P78" text:outline-level="3">Workshop Without Bounds</text:h>
        <text:p text:style-name="P49"><text:span text:style-name="T130">Cost: </text:span><text:span text:style-name="T129">2m<text:line-break/></text:span><text:span text:style-name="T130">Type: </text:span><text:span text:style-name="T65">Supplemental; Scene</text:span><text:span text:style-name="T129"><text:line-break/></text:span><text:span text:style-name="T130">Mins: </text:span><text:span text:style-name="T129">Craft 1</text:span></text:p>
        <text:p text:style-name="P31">When working without the proper tools, reduce the Disadvantage by up to (Essence) dice.</text:p>
        <text:h text:style-name="P66" text:outline-level="3">Durability-Enhancing Technique</text:h>
        <text:p text:style-name="P21"><text:span text:style-name="T1">Cost: </text:span>2m<text:line-break/><text:span text:style-name="T1">Type: </text:span><text:span text:style-name="T29">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122">longer</text:span> considered “mundane,” and increases the difficulty to break or otherwise destroy it by (Essence).</text:p>
        <text:p text:style-name="P29">A Project may be performed to make this enhancement permanent.</text:p>
        <text:h text:style-name="P66" text:outline-level="3">Discerning Craftsmanship</text:h>
        <text:p text:style-name="P10"><text:span text:style-name="T1">Cost: </text:span>3m<text:line-break/><text:span text:style-name="T1">Type: </text:span><text:span text:style-name="T29">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127">I</text:span>f this current object they are studying is in <text:span text:style-name="T128">fact</text:span> a forgery, the difficulty to recognize this fact is lowered by 1.</text:p>
        <text:h text:style-name="P70" text:outline-level="3"><text:span text:style-name="T105">Deftly Applied Tools</text:span><text:span text:style-name="T106"> </text:span></text:h>
        <text:p text:style-name="P30"><text:span text:style-name="T1">Cost: </text:span><text:span text:style-name="T89">5</text:span>m<text:line-break/><text:span text:style-name="T1">Type: </text:span><text:span text:style-name="T90">Supplemental</text:span><text:line-break/><text:span text:style-name="T1">Mins: </text:span>Craft <text:span text:style-name="T123">3</text:span></text:p>
        <text:p text:style-name="P49"><text:span text:style-name="T142">All things, with the proper </text:span><text:span text:style-name="T143">study and analysis, may be approached without the need for brute force. </text:span><text:span text:style-name="T144">During Feats of Strength, such as lifting, carrying, or destroying crafted materials, they may use (</text:span><text:span text:style-name="T50">Wits</text:span><text:span text:style-name="T144"> + Craft) roll instead, gaining (Essence) immediate successes.</text:span></text:p>
        <text:h text:style-name="P74" text:outline-level="3">Crack-Mending Eye</text:h>
        <text:p text:style-name="P26"><text:span text:style-name="T1">Cost: --</text:span><text:line-break/><text:span text:style-name="T1">Type: </text:span><text:span text:style-name="T30">Permanent</text:span><text:line-break/><text:span text:style-name="T1">Mins: </text:span>Craft <text:span text:style-name="T115">3</text:span></text:p>
        <text:p text:style-name="P43"><text:span text:style-name="T34">Projects to </text:span><text:span text:style-name="T35">r</text:span><text:span text:style-name="T34">epair, </text:span><text:span text:style-name="T35">a</text:span><text:span text:style-name="T36">lter, or </text:span><text:span text:style-name="T35">d</text:span><text:span text:style-name="T36">estroy</text:span><text:span text:style-name="T34"> crafted materials </text:span><text:span text:style-name="T36">such as</text:span><text:span text:style-name="T34"> Manses, Artifacts, and other such physical goods are now 1 scale easier. </text:span><text:span text:style-name="T37">i.e.</text:span><text:span text:style-name="T34"> Minor repairs are -3 Scale, Major -2, and Monumental -1 </text:span><text:span text:style-name="T38">against their</text:span><text:span text:style-name="T34"> base Project cost.</text:span></text:p>
        <text:h text:style-name="P66" text:outline-level="3"/>
        <text:h text:style-name="P4" text:outline-level="3">Mark of the Maker</text:h>
        <text:p text:style-name="P21"><text:span text:style-name="T1">Cost: </text:span>3m<text:line-break/><text:span text:style-name="T1">Type: </text:span><text:span text:style-name="T29">Simple</text:span><text:line-break/><text:span text:style-name="T1">Mins: </text:span>Craft <text:span text:style-name="T124">3</text:span></text:p>
        <text:p text:style-name="P30">Glean immediate insight into the original purpose, material makeup, age, and other such information while studying a <text:span text:style-name="T119">Craft</text:span><text:span text:style-name="T120">ed</text:span> object. <text:span text:style-name="T121">Often, you are able to glance into the very emotions of the original craftsman </text:span><text:span text:style-name="T125">at the moment</text:span><text:span text:style-name="T121">, seeing it in the handiwork of their creation.</text:span></text:p>
        <text:h text:style-name="Heading_20_10" text:outline-level="10">Greater Charms</text:h>
        <text:h text:style-name="P66" text:outline-level="3">Timely Prototype</text:h>
        <text:p text:style-name="P21"><text:span text:style-name="T1">Cost: </text:span>5m<text:line-break/><text:span text:style-name="T1">Type: </text:span><text:span text:style-name="T29">Simple</text:span><text:line-break/><text:span text:style-name="T1">Mins: </text:span>Craft 4</text:p>
        <text:p text:style-name="P27">On activation of this charm, the Exalt may immediately finish a Craft Project they have in the works. <text:span text:style-name="T126">They may go up to 20 Res in debt to do so.</text:span> </text:p>
        <text:p text:style-name="P27">Th<text:span text:style-name="T25">e Obstruction roll immediately activates, and may provide </text:span><text:span text:style-name="T26">additional complications</text:span><text:span text:style-name="T25"> on the scene.</text:span></text:p>
        <text:p text:style-name="P10"><text:span text:style-name="T1">Permanent Effect:</text:span> On purchasing this charm, and at the start of each <text:span text:style-name="T118">S</text:span>tory, the Exalt gains an additional +15 RES, <text:span text:style-name="T116">which may only </text:span>be used only for Craft Projects.</text:p>
        <text:h text:style-name="P69" text:outline-level="3"/>
        <text:p text:style-name="P10"/>
        <text:p text:style-name="P10"/>
        <text:p text:style-name="P10"/>
        <text:h text:style-name="P6" text:outline-level="2">Deception</text:h>
        <text:h text:style-name="P76" text:outline-level="3"><text:span text:style-name="T151">M</text:span>imicry of Form</text:h>
        <text:p text:style-name="P47"><text:span text:style-name="T130">Cost: </text:span><text:span text:style-name="T134">3</text:span><text:span text:style-name="T129">m<text:line-break/></text:span><text:span text:style-name="T130">Type: </text:span><text:span text:style-name="T62">Simple; </text:span><text:span text:style-name="T63">W</text:span><text:span text:style-name="T62">eek</text:span><text:span text:style-name="T129"><text:line-break/></text:span><text:span text:style-name="T130">Mins: </text:span><text:span text:style-name="T40">Deception</text:span><text:span text:style-name="T39"> </text:span><text:span text:style-name="T44">1</text:span></text:p>
        <text:p text:style-name="P47"><text:span text:style-name="T44">After studying a mannerism of a target for a short time, such as handwriting, voice, or even walking pattern, the Exalt may replicate it as needed for a week, gaining (Essence) additional d</text:span><text:span text:style-name="T45">ice to do so.</text:span></text:p>
        <text:h text:style-name="P83" text:outline-level="3"><text:span text:style-name="T107">Words within Word</text:span><text:span text:style-name="T108">s</text:span></text:h>
        <text:p text:style-name="P45"><text:span text:style-name="T130">Cost: </text:span><text:span text:style-name="T134">3</text:span><text:span text:style-name="T129">m<text:line-break/></text:span><text:span text:style-name="T130">Type: </text:span><text:span text:style-name="T61">Supplemental</text:span><text:span text:style-name="T129"><text:line-break/></text:span><text:span text:style-name="T130">Mins: </text:span><text:span text:style-name="T40">Deception</text:span><text:span text:style-name="T39"> </text:span><text:span text:style-name="T42">2</text:span></text:p>
        <text:p text:style-name="P45"><text:span text:style-name="T42">By speaking </text:span><text:span text:style-name="T43">with specific phrases, deliberate pauses, and coded words, you may convey a message or socially influence a single target in a group.</text:span></text:p>
        <text:p text:style-name="P46"><text:span text:style-name="T43">T</text:span><text:span text:style-name="T31">hose attentively listening may roll an (Insight + Awareness) roll against your Guile to notice that a coded message has been spoken. Like all defenses, you may deliberately choose to fail.</text:span></text:p>
        <text:h text:style-name="P75" text:outline-level="3">False Pursuit</text:h>
        <text:p text:style-name="P44"><text:span text:style-name="T130">Cost: </text:span><text:span text:style-name="T133">4</text:span><text:span text:style-name="T129">m<text:line-break/></text:span><text:span text:style-name="T130">Type: </text:span><text:span text:style-name="T60">Simple</text:span><text:span text:style-name="T129">; Scene<text:line-break/></text:span><text:span text:style-name="T130">Mins: </text:span><text:span text:style-name="T40">Deception</text:span><text:span text:style-name="T39"> 3</text:span></text:p>
        <text:p text:style-name="P52"><text:span text:style-name="T137">On a successful (Charisma + Deception) roll against the Guile of a target, they become convinced that an ultimately benign or small point of the Scene holds great value to their </text:span><text:span text:style-name="T41">current goal</text:span><text:span text:style-name="T137">. For example, they may be convinced that </text:span><text:span text:style-name="T138">the blades used murder are made of a special composition, which is a keystone to their case, despite the blades being only slightly out of normal make.</text:span></text:p>
        <text:h text:style-name="P84" text:outline-level="3"/>
        <text:h text:style-name="P92" text:outline-level="10">Greater Charms</text:h>
        <text:h text:style-name="P80" text:outline-level="3">Flashing Quill Atemi</text:h>
        <text:p text:style-name="P54"><text:span text:style-name="T132">Cost: </text:span><text:span text:style-name="T150">4</text:span><text:span text:style-name="T138">m<text:line-break/></text:span><text:span text:style-name="T132">Type: </text:span><text:span text:style-name="T56">Simple</text:span><text:span text:style-name="T138"><text:line-break/></text:span><text:span text:style-name="T132">Mins: </text:span><text:span text:style-name="T40">Deception</text:span><text:span text:style-name="T39"> </text:span><text:span text:style-name="T57">4</text:span></text:p>
        <text:p text:style-name="P42">With just a short moment in possession of a written text, the Exalt may insert, expunge, or replace words as they see fit. No mundane means or mortal characters will be able decipher the difference between the altered content.</text:p>
        <text:p text:style-name="P53"><text:span text:style-name="T66">An Exalt, God, or other creature of power must successfully </text:span><text:span text:style-name="T67">contest the </text:span><text:span text:style-name="T66">Guile of the forging Exalt </text:span><text:span text:style-name="T67">to notice that the document has been altered at all—</text:span><text:span text:style-name="T68">let alone what </text:span><text:span text:style-name="T69">specifically has been altered.</text:span></text:p>
        <text:h text:style-name="P6" text:outline-level="2">Integrity</text:h>
        <text:h text:style-name="P77" text:outline-level="3">Enduring Mental Toughness</text:h>
        <text:p text:style-name="P48"><text:span text:style-name="T131">Cost: </text:span><text:span text:style-name="T135">3</text:span><text:span text:style-name="T141">m<text:line-break/></text:span><text:span text:style-name="T131">Type: </text:span><text:span text:style-name="T64">Reflexive</text:span><text:span text:style-name="T62">; </text:span><text:span text:style-name="T64">Scene</text:span><text:span text:style-name="T141"><text:line-break/></text:span><text:span text:style-name="T131">Mins: </text:span><text:span text:style-name="T49">Integrity</text:span><text:span text:style-name="T39"> </text:span><text:span text:style-name="T44">1</text:span></text:p>
        <text:p text:style-name="P41">For the scene, remove any Disadvantages to Resolve or Guile caused by pain, illness, or other such physical anguish that the Exalt is enduring.</text:p>
        <text:h text:style-name="P82" text:outline-level="3">Integrity Protection Prana</text:h>
        <text:p text:style-name="P55"><text:span text:style-name="T71">Cost: --</text:span><text:span text:style-name="T58"><text:line-break/></text:span><text:span text:style-name="T71">Type: </text:span><text:span text:style-name="T70">Permanent</text:span><text:span text:style-name="T58"><text:line-break/></text:span><text:span text:style-name="T71">Mins: </text:span><text:span text:style-name="T49">Integrity</text:span><text:span text:style-name="T39"> </text:span><text:span text:style-name="T59">2</text:span></text:p>
        <text:p text:style-name="P88">The Exalt is able to resist the ambient and intoxicating energies of the Wyld, and other such places of abundant swirling essence <text:span text:style-name="T164">that seek to change and alter their body.</text:span></text:p>
        <text:p text:style-name="P88">This does not protect against any <text:span text:style-name="T128">directed</text:span><text:span text:style-name="T162"> effects, such as from a Fae, or any secondhand effect such as fire. </text:span><text:span text:style-name="T163">As well, there is a limit to this protection in places of pure energy such as the deepest of the Wyld.</text:span></text:p>
        <text:h text:style-name="P93" text:outline-level="3">Heart-Hardening Meditation</text:h>
        <text:p text:style-name="P89"><text:span text:style-name="T72">Cost: </text:span><text:span text:style-name="T73">4m</text:span><text:span text:style-name="T74"><text:line-break/></text:span><text:span text:style-name="T72">Type: </text:span><text:span text:style-name="T73">Reflexive</text:span><text:span text:style-name="T74"><text:line-break/></text:span><text:span text:style-name="T72">Mins: </text:span><text:span text:style-name="T75">Integrity</text:span><text:span text:style-name="T76"> </text:span><text:span text:style-name="T77">3</text:span></text:p>
        <text:p text:style-name="P89"><text:span text:style-name="T77">Calls to pure emotion are easy to spot, and the Exalt has become trained to resist them. Against any Influence Intimacy rolls that employ emotion, raise the Exalt’s Resolve by +</text:span><text:span text:style-name="T78">(Essence)</text:span><text:span text:style-name="T77">.</text:span></text:p>
        <text:h text:style-name="P6" text:outline-level="2">Leadership</text:h>
        <text:p text:style-name="P28"/>
        <text:h text:style-name="P6" text:outline-level="2">Lore</text:h>
        <text:h text:style-name="P8" text:outline-level="2">Melee</text:h>
        <text:h text:style-name="P68" text:outline-level="3">Blow Deflecting Stance</text:h>
        <text:p text:style-name="P14">Cost: <text:span text:style-name="T82">--<text:line-break/></text:span>Type: <text:span text:style-name="T82">Permanent<text:line-break/></text:span>Mins:<text:span text:style-name="T82"> Melee 3</text:span></text:p>
        <text:p text:style-name="P16">DV may be defined as (Dexterity + Melee)/2</text:p>
        <text:h text:style-name="P6" text:outline-level="2">Navigation</text:h>
        <text:h text:style-name="P6" text:outline-level="2">Performance</text:h>
        <text:h text:style-name="P5" text:outline-level="2"/>
        <text:h text:style-name="P85" text:outline-level="2">Physique</text:h>
        <text:h text:style-name="P66" text:outline-level="3">Stone-Shattering Step</text:h>
        <text:p text:style-name="P10"><text:span text:style-name="T1">Cost: </text:span>2m<text:line-break/><text:span text:style-name="T1">Type:</text:span> Supplemental<text:line-break/><text:span text:style-name="T1">Mins: </text:span>Physique 3</text:p>
        <text:p text:style-name="P10">When taking a Move action, the Exalt may burst through any mundane wooden wall or barrier, and any mundane stone wall less than 1 meter in width.</text:p>
        <text:p text:style-name="P56">For non-mundane walls, they may add +(Essence) to <text:span text:style-name="T27">this Feat of Strength.</text:span></text:p>
        <text:h text:style-name="P90" text:outline-level="10">Greater Charms</text:h>
        <text:h text:style-name="P6" text:outline-level="2">Politics</text:h>
        <text:h text:style-name="P7" text:outline-level="2">Socialize</text:h>
        <text:h text:style-name="P81" text:outline-level="3">The Belonging Kind</text:h>
        <text:p text:style-name="P39"><text:span text:style-name="T1">Cost: </text:span><text:span text:style-name="T92">4</text:span>m<text:line-break/><text:span text:style-name="T1">Type: </text:span><text:span text:style-name="T93">Simple</text:span>; Scene<text:line-break/><text:span text:style-name="T1">Mins: </text:span><text:span text:style-name="T161">Deception</text:span> 3</text:p>
        <text:p text:style-name="P40">Ad</text:p>
        <text:h text:style-name="P6" text:outline-level="2">Stealth</text:h>
        <text:h text:style-name="P6" text:outline-level="2">Throw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6T19:48:37.244000000</dc:date>
    <meta:editing-cycles>235</meta:editing-cycles>
    <meta:editing-duration>PT18H51M20S</meta:editing-duration>
    <meta:generator>LibreOffice/7.0.3.1$Windows_X86_64 LibreOffice_project/d7547858d014d4cf69878db179d326fc3483e082</meta:generator>
    <dc:creator>Samuel Smith</dc:creator>
    <meta:document-statistic meta:table-count="0" meta:image-count="0" meta:object-count="0" meta:page-count="18" meta:paragraph-count="179" meta:word-count="2083" meta:character-count="12449" meta:non-whitespace-character-count="10539"/>
  </office:meta>
</office:document-meta>
</file>